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P3" style:family="paragraph" style:parent-style-name="Text_20_body">
      <style:text-properties officeooo:paragraph-rsid="0019a640"/>
    </style:style>
    <style:style style:name="P4" style:family="paragraph" style:parent-style-name="Text_20_body">
      <style:text-properties officeooo:paragraph-rsid="001d1cba"/>
    </style:style>
    <style:style style:name="P5" style:family="paragraph" style:parent-style-name="Text_20_body" style:list-style-name="L1">
      <style:text-properties officeooo:paragraph-rsid="001d1cba"/>
    </style:style>
    <style:style style:name="P6" style:family="paragraph" style:parent-style-name="Text_20_body">
      <style:text-properties officeooo:paragraph-rsid="001e1739"/>
    </style:style>
    <style:style style:name="P7" style:family="paragraph" style:parent-style-name="Text_20_body">
      <style:text-properties officeooo:paragraph-rsid="00237274"/>
    </style:style>
    <style:style style:name="P8" style:family="paragraph" style:parent-style-name="Text_20_body">
      <style:text-properties officeooo:paragraph-rsid="00237653"/>
    </style:style>
    <style:style style:name="P9" style:family="paragraph" style:parent-style-name="Text_20_body">
      <style:text-properties officeooo:paragraph-rsid="002423aa"/>
    </style:style>
    <style:style style:name="P10" style:family="paragraph" style:parent-style-name="Text_20_body">
      <style:text-properties officeooo:paragraph-rsid="002458b6"/>
    </style:style>
    <style:style style:name="P11" style:family="paragraph" style:parent-style-name="Text_20_body">
      <style:text-properties officeooo:paragraph-rsid="002588a6"/>
    </style:style>
    <style:style style:name="P12" style:family="paragraph" style:parent-style-name="Text_20_body">
      <style:text-properties officeooo:paragraph-rsid="00271ad8"/>
    </style:style>
    <style:style style:name="P13" style:family="paragraph" style:parent-style-name="Text_20_body">
      <style:text-properties officeooo:paragraph-rsid="0027320b"/>
    </style:style>
    <style:style style:name="P14" style:family="paragraph" style:parent-style-name="Text_20_body">
      <style:text-properties officeooo:paragraph-rsid="00290aa0"/>
    </style:style>
    <style:style style:name="P15" style:family="paragraph" style:parent-style-name="Text_20_body">
      <style:text-properties officeooo:paragraph-rsid="002ae063"/>
    </style:style>
    <style:style style:name="T1" style:family="text">
      <style:text-properties officeooo:rsid="0017f03e"/>
    </style:style>
    <style:style style:name="T2" style:family="text">
      <style:text-properties officeooo:rsid="0019a640"/>
    </style:style>
    <style:style style:name="T3" style:family="text">
      <style:text-properties officeooo:rsid="001b42da"/>
    </style:style>
    <style:style style:name="T4" style:family="text">
      <style:text-properties officeooo:rsid="001d1cba"/>
    </style:style>
    <style:style style:name="T5" style:family="text">
      <style:text-properties officeooo:rsid="001e1739"/>
    </style:style>
    <style:style style:name="T6" style:family="text">
      <style:text-properties officeooo:rsid="00218f55"/>
    </style:style>
    <style:style style:name="T7" style:family="text">
      <style:text-properties officeooo:rsid="00237274"/>
    </style:style>
    <style:style style:name="T8" style:family="text">
      <style:text-properties officeooo:rsid="00237653"/>
    </style:style>
    <style:style style:name="T9" style:family="text">
      <style:text-properties officeooo:rsid="002423aa"/>
    </style:style>
    <style:style style:name="T10" style:family="text">
      <style:text-properties officeooo:rsid="002458b6"/>
    </style:style>
    <style:style style:name="T11" style:family="text">
      <style:text-properties officeooo:rsid="002588a6"/>
    </style:style>
    <style:style style:name="T12" style:family="text">
      <style:text-properties officeooo:rsid="00271ad8"/>
    </style:style>
    <style:style style:name="T13" style:family="text">
      <style:text-properties officeooo:rsid="0027320b"/>
    </style:style>
    <style:style style:name="T14" style:family="text">
      <style:text-properties officeooo:rsid="00290aa0"/>
    </style:style>
    <style:style style:name="T15" style:family="text">
      <style:text-properties officeooo:rsid="002ae0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  <text:p text:style-name="P3"><text:span text:style-name="T2">Andreas Katsulas – Played G'kar </text:span></text:p>
      <text:p text:style-name="P3"><text:span text:style-name="T2"/></text:p>
      <text:h text:style-name="Heading_20_2" text:outline-level="2"><text:span text:style-name="T3">Slide 3</text:span></text:h>
      <text:p text:style-name="P4"><text:span text:style-name="T4">Go is:</text:span></text:p>
      <text:list xml:id="list244470897116088761" text:style-name="L1">
        <text:list-item>
          <text:p text:style-name="P5"><text:span text:style-name="T4">Statically compiled programming language</text:span></text:p>
        </text:list-item>
        <text:list-item>
          <text:p text:style-name="P5"><text:span text:style-name="T4">Cross Platform</text:span></text:p>
        </text:list-item>
        <text:list-item>
          <text:p text:style-name="P5"><text:span text:style-name="T4">Strong typed language</text:span></text:p>
        </text:list-item>
        <text:list-item>
          <text:p text:style-name="P5"><text:span text:style-name="T4">Garbage Collection based</text:span></text:p>
        </text:list-item>
        <text:list-item>
          <text:p text:style-name="P5"><text:span text:style-name="T4">Object oriented support based on struct properties.</text:span></text:p>
        </text:list-item>
        <text:list-item>
          <text:p text:style-name="P5"><text:span text:style-name="T4">Influenced by many programming languages, such as C</text:span></text:p>
        </text:list-item>
        <text:list-item>
          <text:p text:style-name="P5"><text:span text:style-name="T4">There is an elephant in the room that no body talks about, but everyone can see in the language – Pascal influenced Go a lot !</text:span></text:p>
        </text:list-item>
      </text:list>
      <text:p text:style-name="P4"><text:span text:style-name="T4"/></text:p>
      <text:h text:style-name="Heading_20_2" text:outline-level="2"><text:span text:style-name="T5">Slide 4</text:span></text:h>
      <text:p text:style-name="P6"><text:span text:style-name="T5">What is Go ?</text:span></text:p>
      <text:p text:style-name="P6"><text:span text:style-name="T5"/></text:p>
      <text:h text:style-name="Heading_20_2" text:outline-level="2"><text:span text:style-name="T6">Slide 5</text:span></text:h>
      <text:p text:style-name="P7"><text:span text:style-name="T7">An example of an Hello World program in Go.</text:span></text:p>
      <text:p text:style-name="P7"><text:span text:style-name="T7">We use namespace with packages.</text:span></text:p>
      <text:p text:style-name="P7"><text:span text:style-name="T7">Local functions with the package are starting in a lower case name, while functions we export, starts with upper case.</text:span></text:p>
      <text:p text:style-name="P7"><text:span text:style-name="T7">Like with C, we have </text:span><text:span text:style-name="T8">the main function for the execution.</text:span></text:p>
      <text:p text:style-name="P7"><text:span text:style-name="T8"/></text:p>
      <text:p text:style-name="P8"><text:soft-page-break/><text:span text:style-name="T8">As we can see, it looks like fmt is an object, however it actually the name of the package itself.</text:span></text:p>
      <text:p text:style-name="P8"><text:span text:style-name="T8"/></text:p>
      <text:h text:style-name="Heading_20_2" text:outline-level="2"><text:span text:style-name="T9">Slide 6</text:span></text:h>
      <text:p text:style-name="P9"><text:span text:style-name="T9">Variables </text:span><text:span text:style-name="T10">can be used in one of two ways:</text:span></text:p>
      <text:p text:style-name="P10"><text:span text:style-name="T10">predefined variable using the “var” reserved word, including multiple variables.</text:span></text:p>
      <text:p text:style-name="P10"><text:span text:style-name="T10">Or variable on usage.</text:span></text:p>
      <text:p text:style-name="P10"><text:span text:style-name="T10"/></text:p>
      <text:p text:style-name="P10"><text:span text:style-name="T10">Once a variable type is been set, it can not be set to something else or redefined again.</text:span></text:p>
      <text:p text:style-name="P10"><text:span text:style-name="T10">Hence – Strong type language with </text:span></text:p>
      <text:p text:style-name="P10"><text:span text:style-name="T10"/></text:p>
      <text:p text:style-name="P11"><text:span text:style-name="T11">Arrays are fixed language and not very flexible, and there for are not used often with Go.</text:span></text:p>
      <text:p text:style-name="P11"><text:span text:style-name="T11">However slices are built upon arrays, more flexible and used a lot with go.</text:span></text:p>
      <text:p text:style-name="P13"><text:span text:style-name="T13">I will not explain the slice type, but please know that </text:span><text:span text:style-name="T12">slices are cool</text:span></text:p>
      <text:p text:style-name="P12"><text:span text:style-name="T12"/></text:p>
      <text:p text:style-name="P14"><text:span text:style-name="T14">Go has associative array named map. You declare it's key type inside “map” and the value is the variable type.</text:span></text:p>
      <text:p text:style-name="P14"><text:span text:style-name="T14"/></text:p>
      <text:p text:style-name="P15"><text:span text:style-name="T15">We can make a function in Go that return multiple values, including a unique type of return → an error, in case of an error.</text:span></text:p>
      <text:p text:style-name="P15"><text:span text:style-name="T15">In order to retrieve the information, we use each variable separated using the “,” sign.</text:span></text:p>
      <text:p text:style-name="P15"><text:span text:style-name="T15">We can use in one location (only) the underscore sign in order to tell Go, that the return value in that location is not an interest of any kind.</text:span></text:p>
      <text:p text:style-name="P15"><text:span text:style-name="T15"/></text:p>
      <text:p text:style-name="P15"><text:span text:style-name="T15">Note, that if a variable is already defined, you can not use it with a “:=” assignment, and any attempt to do so, will result in a compile error.</text:span></text:p>
      <text:p text:style-name="P15"><text:span text:style-name="T15"/></text:p>
      <text:h text:style-name="Heading_20_2" text:outline-level="2"><text:span text:style-name="T15">Slide 7</text:span></text:h>
      <text:p text:style-name="P1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4T22:47:37</dc:date>
    <meta:editing-duration>P1DT3H29M1S</meta:editing-duration>
    <meta:editing-cycles>14</meta:editing-cycles>
    <meta:generator>LibreOffice/4.0.3.3$Linux_X86_64 LibreOffice_project/400m0$Build-3</meta:generator>
    <meta:document-statistic meta:table-count="0" meta:image-count="0" meta:object-count="0" meta:page-count="2" meta:paragraph-count="39" meta:word-count="406" meta:character-count="2130" meta:non-whitespace-character-count="1763"/>
  </office:meta>
</office:document-meta>
</file>